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C000000DC58F7676CCBA09BE0.jpg" manifest:media-type="image/jpeg"/>
  <manifest:file-entry manifest:full-path="Pictures/100000000000020100000280C82B9D7838186114.gif" manifest:media-type="image/gif"/>
  <manifest:file-entry manifest:full-path="Pictures/100002010000008200000115C54A95C3B3790B7E.png" manifest:media-type="image/png"/>
  <manifest:file-entry manifest:full-path="Pictures/1000020100000082000000B58C9106258DB4138D.png" manifest:media-type="image/png"/>
  <manifest:file-entry manifest:full-path="Pictures/10000000000000C7000000C74814C113991A2A56.jpg" manifest:media-type="image/jpeg"/>
  <manifest:file-entry manifest:full-path="Pictures/100002010000010000000100A44FE3FB0A4D56F1.png" manifest:media-type="image/png"/>
  <manifest:file-entry manifest:full-path="Pictures/10000201000000A8000000A8D9764E305726D53D.png" manifest:media-type="image/png"/>
  <manifest:file-entry manifest:full-path="Pictures/10000201000001B8000000E7501285165E94287B.png" manifest:media-type="image/png"/>
  <manifest:file-entry manifest:full-path="Pictures/10000000000000B0000001C24D5B3FE730F78A34.jpg" manifest:media-type="image/jpeg"/>
  <manifest:file-entry manifest:full-path="Pictures/10000000000000AF000000ADE4445907C06F23E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53cm" svg:stroke-color="#17375e" draw:fill="solid" draw:fill-color="#ffffff" draw:textarea-vertical-align="middle" draw:auto-grow-height="false" draw:fit-to-size="false" style:shrink-to-fit="false" fo:min-height="7.551cm" fo:min-width="8.101cm" fo:padding-top="0.125cm" fo:padding-bottom="0.125cm" fo:padding-left="0.25cm" fo:padding-right="0.25cm" fo:wrap-option="wrap" draw:shadow="visible" draw:shadow-offset-x="0cm" draw:shadow-offset-y="0.071cm" draw:shadow-color="#000000" draw:shadow-opacity="46%"/>
    </style:style>
    <style:style style:name="gr3" style:family="graphic" style:parent-style-name="standard">
      <style:graphic-properties draw:stroke="solid" svg:stroke-width="0.035cm" svg:stroke-color="#446fa2" draw:fill="gradient" draw:fill-gradient-name="Gradient_20_1" draw:textarea-vertical-align="middle" draw:auto-grow-height="false" draw:fit-to-size="false" style:shrink-to-fit="false" fo:min-height="1.15cm" fo:min-width="5.85cm" fo:padding-top="0.125cm" fo:padding-bottom="0.125cm" fo:padding-left="0.25cm" fo:padding-right="0.25cm" fo:wrap-option="wrap" draw:shadow="visible" draw:shadow-offset-x="0cm" draw:shadow-offset-y="0.071cm" draw:shadow-color="#000000" draw:shadow-opacity="46%"/>
    </style:style>
    <style:style style:name="gr4"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5"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dash" draw:stroke-dash="Dashed_20__28_var_29__20_1" svg:stroke-width="0.035cm" svg:stroke-color="#ff0000" draw:fill="none" draw:textarea-vertical-align="middle" draw:auto-grow-height="false" draw:fit-to-size="false" style:shrink-to-fit="false" fo:min-height="3.021cm" fo:min-width="4.148cm" fo:padding-top="0.125cm" fo:padding-bottom="0.125cm" fo:padding-left="0.25cm" fo:padding-right="0.25cm" fo:wrap-option="wrap" draw:shadow="visible" draw:shadow-offset-x="0cm" draw:shadow-offset-y="0.071cm" draw:shadow-color="#000000" draw:shadow-opacity="46%"/>
    </style:style>
    <style:style style:name="gr7" style:family="graphic" style:parent-style-name="standard">
      <style:graphic-properties draw:stroke="dash" draw:stroke-dash="Dashed_20__28_var_29__20_1" svg:stroke-width="0.035cm" svg:stroke-color="#ff0000" draw:fill="none" draw:textarea-vertical-align="middle" draw:auto-grow-height="false" draw:fit-to-size="false" style:shrink-to-fit="false" fo:min-height="3.021cm" fo:min-width="5.576cm" fo:padding-top="0.125cm" fo:padding-bottom="0.125cm" fo:padding-left="0.25cm" fo:padding-right="0.25cm" fo:wrap-option="wrap" draw:shadow="visible" draw:shadow-offset-x="0cm" draw:shadow-offset-y="0.071cm" draw:shadow-color="#000000" draw:shadow-opacity="46%"/>
    </style:style>
    <style:style style:name="gr8"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1.092cm" fo:min-width="0cm" fo:padding-top="0.125cm" fo:padding-bottom="0.125cm" fo:padding-left="0.25cm" fo:padding-right="0.25cm" fo:wrap-option="wrap" draw:shadow="visible" draw:shadow-offset-x="0cm" draw:shadow-offset-y="0.035cm" draw:shadow-color="#000000" draw:shadow-opacity="15%"/>
    </style:style>
    <style:style style:name="gr9" style:family="graphic" style:parent-style-name="standard">
      <style:graphic-properties draw:stroke="solid" svg:stroke-width="0.071cm" svg:stroke-color="#c0504d" draw:fill="none" draw:textarea-vertical-align="top" draw:auto-grow-height="false" fo:min-height="0.299cm" fo:min-width="1.074cm" fo:padding-top="0.125cm" fo:padding-bottom="0.125cm" fo:padding-left="0.25cm" fo:padding-right="0.25cm" fo:wrap-option="wrap" draw:shadow="visible" draw:shadow-offset-x="0cm" draw:shadow-offset-y="0.071cm" draw:shadow-color="#000000" draw:shadow-opacity="46%"/>
    </style:style>
    <style:style style:name="gr10" style:family="graphic" style:parent-style-name="standard">
      <style:graphic-properties draw:stroke="solid" svg:stroke-width="0.071cm" svg:stroke-color="#c0504d" draw:fill="none" draw:textarea-vertical-align="top" draw:auto-grow-height="false" fo:min-height="1.584cm" fo:min-width="4.279cm" fo:padding-top="0.125cm" fo:padding-bottom="0.125cm" fo:padding-left="0.25cm" fo:padding-right="0.25cm" fo:wrap-option="wrap" draw:shadow="visible" draw:shadow-offset-x="0cm" draw:shadow-offset-y="0.071cm" draw:shadow-color="#000000" draw:shadow-opacity="46%"/>
    </style:style>
    <style:style style:name="gr11" style:family="graphic" style:parent-style-name="standard">
      <style:graphic-properties draw:stroke="solid" svg:stroke-width="0.071cm" svg:stroke-color="#c0504d" draw:fill="none" draw:textarea-vertical-align="top" draw:auto-grow-height="false" fo:min-height="3.796cm" fo:min-width="0.712cm" fo:padding-top="0.125cm" fo:padding-bottom="0.125cm" fo:padding-left="0.25cm" fo:padding-right="0.25cm" fo:wrap-option="wrap" draw:shadow="visible" draw:shadow-offset-x="0cm" draw:shadow-offset-y="0.071cm" draw:shadow-color="#000000" draw:shadow-opacity="46%"/>
    </style:style>
    <style:style style:name="gr12" style:family="graphic" style:parent-style-name="standard">
      <style:graphic-properties draw:stroke="solid" svg:stroke-width="0.071cm" svg:stroke-color="#c0504d" draw:fill="none" draw:textarea-vertical-align="top" draw:auto-grow-height="false" fo:min-height="1.015cm" fo:min-width="3.171cm" fo:padding-top="0.125cm" fo:padding-bottom="0.125cm" fo:padding-left="0.25cm" fo:padding-right="0.25cm" fo:wrap-option="wrap" draw:shadow="visible" draw:shadow-offset-x="0cm" draw:shadow-offset-y="0.071cm" draw:shadow-color="#000000" draw:shadow-opacity="46%"/>
    </style:style>
    <style:style style:name="gr13" style:family="graphic" style:parent-style-name="standard" style:list-style-name="L3">
      <style:graphic-properties draw:stroke="solid" svg:stroke-width="0.035cm" svg:stroke-color="#446fa2" draw:fill="gradient" draw:fill-gradient-name="Gradient_20_1" draw:textarea-vertical-align="middle" draw:auto-grow-height="false" draw:fit-to-size="false" style:shrink-to-fit="false" fo:min-height="1.668cm" fo:min-width="1.851cm" fo:padding-top="0.125cm" fo:padding-bottom="0.125cm" fo:padding-left="0.25cm" fo:padding-right="0.25cm" fo:wrap-option="wrap" draw:shadow="visible" draw:shadow-offset-x="0cm" draw:shadow-offset-y="0.071cm" draw:shadow-color="#000000" draw:shadow-opacity="46%"/>
    </style:style>
    <style:style style:name="gr14"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0.568cm" fo:min-width="0.395cm" fo:padding-top="0.125cm" fo:padding-bottom="0.125cm" fo:padding-left="0.25cm" fo:padding-right="0.25cm" fo:wrap-option="wrap" draw:shadow="visible" draw:shadow-offset-x="0cm" draw:shadow-offset-y="0.035cm" draw:shadow-color="#000000" draw:shadow-opacity="15%"/>
    </style:style>
    <style:style style:name="gr15" style:family="graphic" style:parent-style-name="standard">
      <style:graphic-properties draw:stroke="dash" draw:stroke-dash="Dashed_20__28_var_29__20_2"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3.111cm" fo:min-width="1.343cm" fo:padding-top="0.125cm" fo:padding-bottom="0.125cm" fo:padding-left="0.25cm" fo:padding-right="0.25cm" fo:wrap-option="wrap" draw:shadow="visible" draw:shadow-offset-x="0cm" draw:shadow-offset-y="0.035cm" draw:shadow-color="#000000" draw:shadow-opacity="15%"/>
    </style:style>
    <style:style style:name="gr1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35cm" svg:stroke-color="#446fa2" draw:fill="gradient" draw:fill-gradient-name="Gradient_20_1" draw:textarea-vertical-align="middle" draw:auto-grow-height="false" draw:fit-to-size="false" style:shrink-to-fit="false" fo:min-height="1.722cm" fo:min-width="1.472cm" fo:padding-top="0.125cm" fo:padding-bottom="0.125cm" fo:padding-left="0.25cm" fo:padding-right="0.25cm" fo:wrap-option="wrap" draw:shadow="visible" draw:shadow-offset-x="0cm" draw:shadow-offset-y="0.071cm" draw:shadow-color="#000000" draw:shadow-opacity="46%"/>
    </style:style>
    <style:style style:name="gr18"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1.282cm" fo:min-width="1.174cm" fo:padding-top="0.125cm" fo:padding-bottom="0.125cm" fo:padding-left="0.25cm" fo:padding-right="0.25cm" fo:wrap-option="wrap" draw:shadow="visible" draw:shadow-offset-x="0cm" draw:shadow-offset-y="0.035cm" draw:shadow-color="#000000" draw:shadow-opacity="15%"/>
    </style:style>
    <style:style style:name="gr19"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0cm" fo:min-width="1.16cm" fo:padding-top="0.125cm" fo:padding-bottom="0.125cm" fo:padding-left="0.25cm" fo:padding-right="0.25cm" fo:wrap-option="wrap" draw:shadow="visible" draw:shadow-offset-x="0cm" draw:shadow-offset-y="0.035cm" draw:shadow-color="#000000" draw:shadow-opacity="15%"/>
    </style:style>
    <style:style style:name="gr20"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1.036cm" fo:min-width="1.568cm" fo:padding-top="0.125cm" fo:padding-bottom="0.125cm" fo:padding-left="0.25cm" fo:padding-right="0.25cm" fo:wrap-option="wrap" draw:shadow="visible" draw:shadow-offset-x="0cm" draw:shadow-offset-y="0.035cm" draw:shadow-color="#000000" draw:shadow-opacity="15%"/>
    </style:style>
    <style:style style:name="gr21" style:family="graphic" style:parent-style-name="standard">
      <style:graphic-properties draw:stroke="solid" svg:stroke-width="0.071cm" svg:stroke-color="#c0504d" draw:fill="none" draw:textarea-vertical-align="top" draw:auto-grow-height="false" fo:min-height="1.036cm" fo:min-width="1.568cm" fo:padding-top="0.125cm" fo:padding-bottom="0.125cm" fo:padding-left="0.25cm" fo:padding-right="0.25cm" fo:wrap-option="wrap" draw:shadow="visible" draw:shadow-offset-x="0cm" draw:shadow-offset-y="0.071cm" draw:shadow-color="#000000" draw:shadow-opacity="46%"/>
    </style:style>
    <style:style style:name="gr22" style:family="graphic" style:parent-style-name="standard">
      <style:graphic-properties draw:stroke="solid" svg:stroke-width="0.071cm" svg:stroke-color="#c0504d" draw:fill="none" draw:textarea-vertical-align="top" draw:auto-grow-height="false" fo:min-height="1.283cm" fo:min-width="1.175cm" fo:padding-top="0.125cm" fo:padding-bottom="0.125cm" fo:padding-left="0.25cm" fo:padding-right="0.25cm" fo:wrap-option="wrap" draw:shadow="visible" draw:shadow-offset-x="0cm" draw:shadow-offset-y="0.071cm" draw:shadow-color="#000000" draw:shadow-opacity="46%"/>
    </style:style>
    <style:style style:name="gr23" style:family="graphic" style:parent-style-name="standard">
      <style:graphic-properties draw:stroke="solid" svg:stroke-width="0.071cm" svg:stroke-color="#c0504d" draw:fill="none" draw:textarea-vertical-align="top" draw:auto-grow-height="false" fo:min-height="1.603cm" fo:min-width="1.282cm" fo:padding-top="0.125cm" fo:padding-bottom="0.125cm" fo:padding-left="0.25cm" fo:padding-right="0.25cm" fo:wrap-option="wrap" draw:shadow="visible" draw:shadow-offset-x="0cm" draw:shadow-offset-y="0.071cm" draw:shadow-color="#000000" draw:shadow-opacity="46%"/>
    </style:style>
    <style:style style:name="gr24"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0.761cm" fo:min-width="1.108cm" fo:padding-top="0.125cm" fo:padding-bottom="0.125cm" fo:padding-left="0.25cm" fo:padding-right="0.25cm" fo:wrap-option="wrap" draw:shadow="visible" draw:shadow-offset-x="0cm" draw:shadow-offset-y="0.035cm" draw:shadow-color="#000000" draw:shadow-opacity="15%"/>
    </style:style>
    <style:style style:name="gr2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0.401cm" fo:min-width="2.547cm" fo:padding-top="0.125cm" fo:padding-bottom="0.125cm" fo:padding-left="0.25cm" fo:padding-right="0.25cm" fo:wrap-option="wrap" draw:shadow="visible" draw:shadow-offset-x="0cm" draw:shadow-offset-y="0.035cm" draw:shadow-color="#000000" draw:shadow-opacity="15%"/>
    </style:style>
    <style:style style:name="gr28" style:family="graphic" style:parent-style-name="standard">
      <style:graphic-properties draw:stroke="solid" svg:stroke-width="0.053cm" svg:stroke-color="#3e6695" draw:marker-start="msArrowOpenEnd_20_5_20_53" draw:marker-start-width="0.245cm" draw:marker-start-center="false" draw:marker-end="msArrowOpenEnd_20_5_20_53" draw:marker-end-width="0.245cm" draw:marker-end-center="false" draw:fill="none" draw:textarea-vertical-align="top" draw:auto-grow-height="false" fo:min-height="3.687cm" fo:min-width="2.616cm" fo:padding-top="0.125cm" fo:padding-bottom="0.125cm" fo:padding-left="0.25cm" fo:padding-right="0.25cm" fo:wrap-option="wrap" draw:shadow="visible" draw:shadow-offset-x="0cm" draw:shadow-offset-y="0.035cm" draw:shadow-color="#000000" draw:shadow-opacity="15%"/>
    </style:style>
    <style:style style:name="gr29" style:family="graphic" style:parent-style-name="standard">
      <style:graphic-properties draw:stroke="solid" svg:stroke-width="0.071cm" svg:stroke-color="#c0504d" draw:fill="none" draw:textarea-vertical-align="top" draw:auto-grow-height="false" fo:min-height="0cm" fo:min-width="1.127cm" fo:padding-top="0.125cm" fo:padding-bottom="0.125cm" fo:padding-left="0.25cm" fo:padding-right="0.25cm" fo:wrap-option="wrap" draw:shadow="visible" draw:shadow-offset-x="0cm" draw:shadow-offset-y="0.071cm" draw:shadow-color="#000000" draw:shadow-opacity="46%"/>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loext:graphic-properties draw:fill="gradient" draw:fill-gradient-name="Gradient_20_1"/>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gradient" draw:fill-gradient-name="Gradient_20_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558ed5"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58e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cm" svg:y="1.4cm" presentation:class="title" presentation:user-transformed="true">
          <draw:text-box>
            <text:p>Smart and Dynamic Energymart</text:p>
          </draw:text-box>
        </draw:frame>
        <draw:frame presentation:style-name="pr2" draw:text-style-name="P1" draw:layer="layout" svg:width="23.8cm" svg:height="2.729cm" svg:x="2cm" svg:y="12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zenario</text:p>
          </draw:text-box>
        </draw:frame>
        <draw:frame presentation:style-name="pr5" draw:layer="layout" svg:width="24cm" svg:height="12.18cm" svg:x="2cm" svg:y="6cm" presentation:class="outline" presentation:placeholder="true" presentation:user-transformed="true">
          <draw:text-box/>
        </draw:frame>
        <draw:custom-shape draw:name="Rectangle 11" draw:style-name="gr2" draw:text-style-name="P2" draw:layer="layout" svg:width="8.6cm" svg:height="7.8cm" svg:x="14.539cm" svg:y="7.7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2" draw:style-name="gr3" draw:text-style-name="P3" draw:layer="layout" svg:width="12.699cm" svg:height="2.799cm" svg:x="12.51cm" svg:y="4.92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5" draw:style-name="gr4" draw:text-style-name="P4" draw:layer="layout" svg:width="1.504cm" svg:height="3.192cm" svg:x="21.282cm" svg:y="8.066cm">
          <draw:image xlink:href="Pictures/100002010000008200000115C54A95C3B3790B7E.png" xlink:type="simple" xlink:show="embed" xlink:actuate="onLoad" loext:mime-type="image/png">
            <text:p/>
          </draw:image>
        </draw:frame>
        <draw:frame draw:name="Picture 7" draw:style-name="gr5" draw:text-style-name="P4" draw:layer="layout" svg:width="1.945cm" svg:height="2.421cm" svg:x="23.264cm" svg:y="13.081cm">
          <draw:image xlink:href="Pictures/100000000000020100000280C82B9D7838186114.gif" xlink:type="simple" xlink:show="embed" xlink:actuate="onLoad" loext:mime-type="image/gif">
            <text:p/>
          </draw:image>
        </draw:frame>
        <draw:frame draw:name="Picture 13" draw:style-name="gr5" draw:text-style-name="P4" draw:layer="layout" svg:width="1.504cm" svg:height="2.089cm" svg:x="21.281cm" svg:y="13.413cm">
          <draw:image xlink:href="Pictures/1000020100000082000000B58C9106258DB4138D.png" xlink:type="simple" xlink:show="embed" xlink:actuate="onLoad" loext:mime-type="image/png">
            <text:p/>
          </draw:image>
        </draw:frame>
        <draw:frame draw:name="Picture 15" draw:style-name="gr5" draw:text-style-name="P4" draw:layer="layout" svg:width="1.756cm" svg:height="1.756cm" svg:x="19.251cm" svg:y="13.851cm">
          <draw:image xlink:href="Pictures/100002010000010000000100A44FE3FB0A4D56F1.png" xlink:type="simple" xlink:show="embed" xlink:actuate="onLoad" loext:mime-type="image/png">
            <text:p/>
          </draw:image>
        </draw:frame>
        <draw:frame draw:name="Picture 17" draw:style-name="gr5" draw:text-style-name="P4" draw:layer="layout" svg:width="1.939cm" svg:height="1.943cm" svg:x="19.159cm" svg:y="9.314cm">
          <draw:image xlink:href="Pictures/10000201000000A8000000A8D9764E305726D53D.png" xlink:type="simple" xlink:show="embed" xlink:actuate="onLoad" loext:mime-type="image/png">
            <text:p/>
          </draw:image>
        </draw:frame>
        <draw:frame draw:name="Picture 19" draw:style-name="gr5" draw:text-style-name="P4" draw:layer="layout" svg:width="2.017cm" svg:height="2.001cm" svg:x="13.092cm" svg:y="12.85cm">
          <draw:image xlink:href="Pictures/10000000000000AF000000ADE4445907C06F23E9.jpg" xlink:type="simple" xlink:show="embed" xlink:actuate="onLoad" loext:mime-type="image/jpeg">
            <text:p/>
          </draw:image>
        </draw:frame>
        <draw:frame draw:name="Picture 25" draw:style-name="gr5" draw:text-style-name="P4" draw:layer="layout" svg:width="2.302cm" svg:height="2.302cm" svg:x="13.43cm" svg:y="9.203cm">
          <draw:image xlink:href="Pictures/10000000000000C7000000C74814C113991A2A56.jpg" xlink:type="simple" xlink:show="embed" xlink:actuate="onLoad" loext:mime-type="image/jpeg">
            <text:p/>
          </draw:image>
        </draw:frame>
        <draw:custom-shape draw:name="Rounded Rectangle 18" draw:style-name="gr6" draw:text-style-name="P5" draw:layer="layout" svg:width="5cm" svg:height="3.623cm" svg:x="18.781cm" svg:y="7.89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8" draw:style-name="gr7" draw:text-style-name="P5" draw:layer="layout" svg:width="6.428cm" svg:height="3.623cm" svg:x="18.85cm" svg:y="12.4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034" draw:style-name="gr8" draw:text-style-name="P4" draw:layer="layout" svg:width="0.48cm" svg:height="1.342cm" svg:x="14.101cm" svg:y="11.507cm">
          <text:p/>
          <draw:enhanced-geometry draw:mirror-horizontal="true" draw:mirror-vertical="false" svg:viewBox="0 0 21600 21600" draw:type="mso-spt32" draw:enhanced-path="M 0 0 L 21600 21600 N"/>
        </draw:custom-shape>
        <draw:frame draw:name="Picture 27" draw:style-name="gr5" draw:text-style-name="P4" draw:layer="layout" svg:width="1.624cm" svg:height="4.155cm" svg:x="9.892cm" svg:y="12.324cm">
          <draw:image xlink:href="Pictures/10000000000000B0000001C24D5B3FE730F78A34.jpg" xlink:type="simple" xlink:show="embed" xlink:actuate="onLoad" loext:mime-type="image/jpeg">
            <text:p/>
          </draw:image>
        </draw:frame>
        <draw:custom-shape draw:name="Curved Connector 1047" draw:style-name="gr9" draw:text-style-name="P4" draw:layer="layout" svg:width="1.574cm" svg:height="0.549cm" svg:x="11.517cm" svg:y="13.849cm">
          <text:p/>
          <draw:enhanced-geometry draw:mirror-horizontal="fals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rved Connector 1056" draw:style-name="gr10" draw:text-style-name="P4" draw:layer="layout" svg:width="4.779cm" svg:height="1.834cm" draw:transform="rotate (-1.5707963267949) translate (18.781cm 9.701cm)">
          <text:p/>
          <draw:enhanced-geometry draw:mirror-horizontal="tru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1061" draw:style-name="gr11" draw:text-style-name="P4" draw:layer="layout" svg:width="1.211cm" svg:height="4.045cm" svg:x="15.734cm" svg:y="10.355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1051" draw:style-name="gr12" draw:text-style-name="P4" draw:layer="layout" svg:width="3.67cm" svg:height="1.264cm" svg:x="15.11cm" svg:y="13.85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loud 1065" draw:style-name="gr13" draw:text-style-name="P7" draw:layer="layout" svg:width="3.597cm" svg:height="2.942cm" svg:x="8.94cm" svg:y="8.066cm">
          <text:p text:style-name="P6"><text:span text:style-name="T1">Block</text:span><text:span text:style-name="T1">-</text:span><text:span text:style-name="T1">chain</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Elbow Connector 1067" draw:style-name="gr14" draw:text-style-name="P4" draw:layer="layout" svg:width="0.894cm" svg:height="0.817cm" draw:transform="rotate (-3.14159265358979) translate (13.43cm 10.35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071" draw:style-name="gr15" draw:text-style-name="P4" draw:layer="layout" svg:width="1.843cm" svg:height="3.361cm" draw:transform="rotate (-1.5707963267949) translate (14.101cm 11.003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1078" draw:style-name="gr16" draw:text-style-name="P9" draw:layer="layout" svg:width="1.799cm" svg:height="1.013cm" svg:x="13.847cm" svg:y="9.639cm">
          <text:p text:style-name="P8"><text:span text:style-name="T2">EM</text:span><text:span text:style-name="T2">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gr5" draw:text-style-name="P4" draw:layer="layout" svg:width="2.543cm" svg:height="2.543cm" svg:x="1.509cm" svg:y="8.757cm">
          <draw:image xlink:href="Pictures/10000000000000DC000000DC58F7676CCBA09BE0.jpg" xlink:type="simple" xlink:show="embed" xlink:actuate="onLoad" loext:mime-type="image/jpeg">
            <text:p/>
          </draw:image>
        </draw:frame>
        <draw:frame draw:name="Picture 15" draw:style-name="gr5" draw:text-style-name="P4" draw:layer="layout" svg:width="1.756cm" svg:height="1.756cm" svg:x="1.902cm" svg:y="13.943cm">
          <draw:image xlink:href="Pictures/100002010000010000000100A44FE3FB0A4D56F1.png" xlink:type="simple" xlink:show="embed" xlink:actuate="onLoad" loext:mime-type="image/png">
            <text:p/>
          </draw:image>
        </draw:frame>
        <draw:custom-shape draw:name="Oval 1081" draw:style-name="gr17" draw:text-style-name="P7" draw:layer="layout" svg:width="2.788cm" svg:height="2.788cm" svg:x="5.32cm" svg:y="11.153cm">
          <text:p text:style-name="P6"><text:span text:style-name="T1">VK</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083" draw:style-name="gr18" draw:text-style-name="P4" draw:layer="layout" svg:width="1.674cm" svg:height="1.532cm" svg:x="4.053cm" svg:y="10.029cm">
          <text:p/>
          <draw:enhanced-geometry draw:mirror-horizontal="false" draw:mirror-vertical="false" svg:viewBox="0 0 21600 21600" draw:type="mso-spt32" draw:enhanced-path="M 0 0 L 21600 21600 N"/>
        </draw:custom-shape>
        <draw:custom-shape draw:name="Straight Arrow Connector 1085" draw:style-name="gr19" draw:text-style-name="P4" draw:layer="layout" svg:width="1.66cm" svg:height="0.001cm" svg:x="3.659cm" svg:y="12.548cm">
          <text:p/>
          <draw:enhanced-geometry draw:mirror-horizontal="false" draw:mirror-vertical="false" svg:viewBox="0 0 21600 21600" draw:type="mso-spt32" draw:enhanced-path="M 0 0 L 21600 21600 N"/>
        </draw:custom-shape>
        <draw:custom-shape draw:name="Straight Arrow Connector 63" draw:style-name="gr20" draw:text-style-name="P4" draw:layer="layout" svg:width="2.068cm" svg:height="1.286cm" svg:x="3.659cm" svg:y="13.534cm">
          <text:p/>
          <draw:enhanced-geometry draw:mirror-horizontal="false" draw:mirror-vertical="true" svg:viewBox="0 0 21600 21600" draw:type="mso-spt32" draw:enhanced-path="M 0 0 L 21600 21600 N"/>
        </draw:custom-shape>
        <draw:custom-shape draw:name="Curved Connector 65" draw:style-name="gr21" draw:text-style-name="P4" draw:layer="layout" svg:width="2.068cm" svg:height="1.286cm" svg:x="3.659cm" svg:y="13.534cm">
          <text:p/>
          <draw:enhanced-geometry draw:mirror-horizontal="false" draw:mirror-vertical="tru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Picture 31" draw:style-name="gr5" draw:text-style-name="P4" draw:layer="layout" svg:width="5.077cm" svg:height="2.666cm" svg:x="0cm" svg:y="11.2cm">
          <draw:image xlink:href="Pictures/10000201000001B8000000E7501285165E94287B.png" xlink:type="simple" xlink:show="embed" xlink:actuate="onLoad" loext:mime-type="image/png">
            <text:p/>
          </draw:image>
        </draw:frame>
        <draw:custom-shape draw:name="Curved Connector 73" draw:style-name="gr22" draw:text-style-name="P4" draw:layer="layout" svg:width="1.674cm" svg:height="1.532cm" svg:x="4.053cm" svg:y="10.029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Curved Connector 75" draw:style-name="gr23" draw:text-style-name="P4" draw:layer="layout" svg:width="1.781cm" svg:height="1.852cm" draw:transform="rotate (-3.14159265358979) translate (9.892cm 14.40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traight Arrow Connector 77" draw:style-name="gr24" draw:text-style-name="P4" draw:layer="layout" svg:width="1.608cm" svg:height="1.011cm" svg:x="7.701cm" svg:y="10.548cm">
          <text:p/>
          <draw:enhanced-geometry draw:mirror-horizontal="false" draw:mirror-vertical="true" svg:viewBox="0 0 21600 21600" draw:type="mso-spt32" draw:enhanced-path="M 0 0 L 21600 21600 N"/>
        </draw:custom-shape>
        <draw:custom-shape draw:name="TextBox 85" draw:style-name="gr25" draw:text-style-name="P9" draw:layer="layout" svg:width="6.349cm" svg:height="1.013cm" svg:x="18.86cm" svg:y="16.104cm">
          <text:p text:style-name="P8"><text:span text:style-name="T3">Planbare Verbrau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9" draw:style-name="gr26" draw:text-style-name="P9" draw:layer="layout" svg:width="6.349cm" svg:height="1.775cm" svg:x="14.744cm" svg:y="7.743cm">
          <text:p text:style-name="P8"><text:span text:style-name="T3">Nicht planbare Verbrauc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0" draw:style-name="gr27" draw:text-style-name="P4" draw:layer="layout" svg:width="3.047cm" svg:height="0.651cm" svg:x="15.734cm" svg:y="9.701cm">
          <text:p/>
          <draw:enhanced-geometry draw:mirror-horizontal="false" draw:mirror-vertical="true" draw:text-areas="0 0 ?f2 ?f3" svg:viewBox="0 0 0 0" draw:type="ooxml-bentConnector3" draw:modifiers="5075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22" draw:style-name="gr28" draw:text-style-name="P4" draw:layer="layout" svg:width="3.115cm" svg:height="3.936cm" draw:transform="rotate (-3.14159265358979) translate (18.85cm 14.29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rved Connector 70" draw:style-name="gr29" draw:text-style-name="P4" draw:layer="layout" svg:width="1.626cm" svg:height="0.034cm" svg:x="4cm" svg:y="12.803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Mockup<text:tab/></text:p>
          </draw:text-box>
        </draw:frame>
        <draw:frame presentation:style-name="pr5" draw:layer="layout" svg:width="24cm" svg:height="12.18cm" svg:x="2cm" svg:y="6cm" presentation:class="outline" presentation:user-transformed="true">
          <draw:text-box>
            <text:list text:style-name="L6">
              <text:list-item>
                <text:p>Kurze Demo</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Perspektiven</text:p>
          </draw:text-box>
        </draw:frame>
        <draw:frame presentation:style-name="pr5" draw:layer="layout" svg:width="24cm" svg:height="12.18cm" svg:x="2cm" svg:y="6cm" presentation:class="outline">
          <draw:text-box>
            <text:list text:style-name="L6">
              <text:list-item>
                <text:p>Skalierbarkeit</text:p>
              </text:list-item>
              <text:list-item>
                <text:p>Offene API</text:p>
              </text:list-item>
              <text:list-item>
                <text:p>Selbstregulierend</text:p>
              </text:list-item>
              <text:list-item>
                <text:p>Maschinelles Lerne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oto Sans Regular" svg:font-family="'Noto Sans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1" draw:display-name="Gradient 1" draw:style="linear" draw:start-color="#3c85e5" draw:end-color="#3e7fce" draw:start-intensity="100%" draw:end-intensity="100%" draw:angle="40" draw:border="0%"/>
    <draw:marker draw:name="Arrow" svg:viewBox="0 0 20 30" svg:d="M10 0l-10 30h20z"/>
    <draw:marker draw:name="msArrowOpenEnd_20_5_20_53" draw:display-name="msArrowOpenEnd 5 53" svg:viewBox="0 0 350 350" svg:d="M175 0l175 293-57 57-81-142v142h-75v-142l-81 142-56-57z"/>
    <draw:stroke-dash draw:name="Dashed_20__28_var_29__20_1" draw:display-name="Dashed (var) 1" draw:style="rect" draw:dots2="1" draw:dots2-length="0.105cm" draw:distance="0.035cm"/>
    <draw:stroke-dash draw:name="Dashed_20__28_var_29__20_2" draw:display-name="Dashed (var) 2" draw:style="rect" draw:dots2="1" draw:dots2-length="0.159cm" draw:distance="0.053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Clear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Foliennummer&gt;</text:page-number></text:span><text:span text:style-name="MT2"><text:s/>/ </text:span><text:span text:style-name="MT2"><text:page-count>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Foliennummer&gt;</text:page-number></text:span><text:span text:style-name="MT2"><text:s/>/ </text:span><text:span text:style-name="MT2"><text:page-count>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7T12:22:25.239514025</meta:creation-date>
    <meta:editing-duration>PT1M11S</meta:editing-duration>
    <meta:editing-cycles>2</meta:editing-cycles>
    <meta:generator>LibreOffice/6.1.0.3$Linux_X86_64 LibreOffice_project/10$Build-3</meta:generator>
    <dc:title>Impress</dc:title>
    <dc:date>2018-09-07T12:43:06.343282481</dc:date>
    <meta:document-statistic meta:object-count="87"/>
  </office:meta>
</office:document-meta>
</file>